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200.00%" fo:text-align="justify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8.40pt"/>
          <style:tab-stop style:position="3399.90pt"/>
          <style:tab-stop style:position="54114.65pt" style:char="." style:type="char"/>
          <style:tab-stop style:position="7.40pt"/>
        </style:tab-stops>
      </style:paragraph-properties>
    </style:style>
    <style:style style:name="P9" style:family="paragraph">
      <style:paragraph-properties fo:line-height="100.00%" fo:text-align="center" fo:margin-top="3.00pt" fo:margin-bottom="3.00pt"/>
    </style:style>
    <style:style style:name="P10" style:family="paragraph">
      <style:paragraph-properties fo:line-height="100.00%" fo:text-align="center" fo:margin-left="1.70pt" fo:text-indent="0.00pt" fo:margin-top="3.00pt" fo:margin-bottom="3.00pt"/>
    </style:style>
    <style:style style:name="P11" style:family="paragraph">
      <style:paragraph-properties fo:line-height="100.00%" fo:text-align="center" fo:margin-left="1.50pt" fo:text-indent="0.00pt" fo:margin-top="3.00pt" fo:margin-bottom="3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8.40pt"/>
          <style:tab-stop style:position="3399.90pt"/>
          <style:tab-stop style:position="54114.65pt" style:char="." style:type="char"/>
          <style:tab-stop style:position="7.40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8.4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14" style:family="paragraph">
      <style:paragraph-properties fo:line-height="100.00%" fo:text-align="center" fo:margin-top="3.00pt" fo:margin-bottom="3.00pt"/>
    </style:style>
    <style:style style:name="P15" style:family="paragraph">
      <style:paragraph-properties fo:line-height="100.00%" fo:text-align="center" fo:margin-left="1.70pt" fo:text-indent="0.00pt" fo:margin-top="3.00pt" fo:margin-bottom="3.00pt"/>
    </style:style>
    <style:style style:name="P16" style:family="paragraph">
      <style:paragraph-properties fo:line-height="100.00%" fo:text-align="left" fo:margin-left="1.70pt" fo:text-indent="0.00pt" fo:margin-top="3.00pt" fo:margin-bottom="3.00pt"/>
    </style:style>
    <style:style style:name="P17" style:family="paragraph">
      <style:paragraph-properties fo:line-height="100.00%" fo:text-align="left" fo:margin-left="1.50pt" fo:text-indent="0.00pt" fo:margin-top="3.00pt" fo:margin-bottom="3.00p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8.4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top="12.00pt" fo:margin-bottom="6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top="12.00pt" fo:margin-bottom="6.00pt"/>
    </style:style>
    <style:style style:name="P24" style:family="paragraph">
      <style:paragraph-properties fo:line-height="100.00%" fo:text-align="left">
        <style:tab-stops>
          <style:tab-stop style:position="481.85pt" style:type="right" style:leader-style="dotted"/>
        </style:tab-stops>
      </style:paragraph-properties>
    </style:style>
    <style:style style:name="P25" style:family="paragraph">
      <style:paragraph-properties fo:line-height="100.00%" fo:text-align="left" fo:margin-top="12.00pt" fo:margin-bottom="6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left" fo:margin-top="12.00pt" fo:margin-bottom="6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-18.00pt" fo:text-indent="18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top="12.00pt" fo:margin-bottom="6.00p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18.00pt" fo:text-indent="18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top="12.00pt" fo:margin-bottom="6.00p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top="12.00pt" fo:margin-bottom="6.00pt"/>
    </style:style>
    <text:list-style style:name="L4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 fo:margin-left="-18.00pt" fo:text-indent="18.00pt"/>
    </style:style>
    <style:style style:name="P43" style:family="paragraph">
      <style:paragraph-properties fo:line-height="100.00%" fo:text-align="left"/>
    </style:style>
    <style:style style:name="TableColumn0100" style:family="table-column">
      <style:table-column-properties style:column-width="0.886111in"/>
    </style:style>
    <style:style style:name="TableColumn0101" style:family="table-column">
      <style:table-column-properties style:column-width="0.688889in"/>
    </style:style>
    <style:style style:name="TableColumn0102" style:family="table-column">
      <style:table-column-properties style:column-width="2.883333in"/>
    </style:style>
    <style:style style:name="TableColumn0103" style:family="table-column">
      <style:table-column-properties style:column-width="1.655556in"/>
    </style:style>
    <style:style style:name="Table01" style:family="table">
      <style:table-properties style:width="6.1138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dfdfd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dfdfdf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dfdfdf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dfdfd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Documento de Requisitos</text:span></text:p>
      <text:p text:style-name="P2"><text:span text:style-name="T3">Projeto: Gerador de Provas</text:span></text:p>
      <text:p text:style-name="P2"><text:span text:style-name="T3">Versão 1.0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5">Autor(es): </text:span></text:p>
      <text:p text:style-name="P4"><text:span text:style-name="T5">João Batista Gomes Silva</text:span></text:p>
      <text:p text:style-name="P4"><text:span text:style-name="T5">Paulo Henrique Rodrigues Abreu</text:span></text:p>
      <text:p text:style-name="P4"><text:span text:style-name="T5">Otacílio Ruas</text:span></text:p>
      <text:p text:style-name="P5"><text:span text:style-name="T6"/></text:p>
      <text:p text:style-name="P5"><text:span text:style-name="T6"/></text:p>
      <text:p text:style-name="P5"><text:span text:style-name="T7">Prefácio</text:span></text:p>
      <text:p text:style-name="P5"><text:span text:style-name="T8"/></text:p>
      <text:p text:style-name="P5"><text:span text:style-name="T8"/></text:p>
      <text:p text:style-name="P5"><text:span text:style-name="T9">Público alvo</text:span></text:p>
      <text:p text:style-name="P6"><text:span text:style-name="T10"/></text:p>
      <text:p text:style-name="P6"><text:span text:style-name="T10"><text:tab/>O projeto possui como público principal os discentes de todoas as esferas, do ensino fundamental ao ensino superior, que nescessitam elaborar/elaborar avaliações de maneira simples e descomplicada. </text:span></text:p>
      <text:p text:style-name="P7"><text:span text:style-name="T11"/></text:p>
      <text:p text:style-name="P7"><text:span text:style-name="T11"/></text:p>
      <text:p text:style-name="P7"><text:span text:style-name="T12">Histórico de versões</text:span></text:p>
      <text:p text:style-name="P7"><text:span text:style-name="T13"/></text:p>
      <text:p text:style-name="P7"><text:span text:style-name="T14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9"><text:span text:style-name="T15">Data</text:span><text:span text:style-name="T16"/></text:p>
          </table:table-cell>
          <table:table-cell table:style-name="TableCell010001">
            <text:p text:style-name="P10"><text:span text:style-name="T17">Versão</text:span><text:span text:style-name="T18"/></text:p>
          </table:table-cell>
          <table:table-cell table:style-name="TableCell010002">
            <text:p text:style-name="P10"><text:span text:style-name="T19">Descrição</text:span><text:span text:style-name="T20"/></text:p>
          </table:table-cell>
          <table:table-cell table:style-name="TableCell010003">
            <text:p text:style-name="P11"><text:span text:style-name="T21">Autor</text:span><text:span text:style-name="T22"/></text:p>
          </table:table-cell>
        </table:table-row>
        <table:table-row table:style-name="TableRow0101">
          <table:table-cell table:style-name="TableCell010100">
            <text:p text:style-name="P14"><text:span text:style-name="T22">03/05/2017</text:span></text:p>
          </table:table-cell>
          <table:table-cell table:style-name="TableCell010101">
            <text:p text:style-name="P15"><text:span text:style-name="T22">1.0</text:span></text:p>
          </table:table-cell>
          <table:table-cell table:style-name="TableCell010102">
            <text:p text:style-name="P16"><text:span text:style-name="T22">Versão inicial do projeto</text:span></text:p>
          </table:table-cell>
          <table:table-cell table:style-name="TableCell010103">
            <text:p text:style-name="P17"><text:span text:style-name="T22">João Batista Gomes Silva</text:span></text:p>
          </table:table-cell>
        </table:table-row>
      </table:table>
      <text:p text:style-name="P19"><text:span text:style-name="T22"/></text:p>
      <text:p text:style-name="P20"><text:span text:style-name="T22"/></text:p>
      <text:p text:style-name="P21"><text:span text:style-name="T23">Glossário</text:span></text:p>
      <text:p text:style-name="P21"><text:span text:style-name="T24"/></text:p>
      <text:p text:style-name="P22"><text:span text:style-name="T25">Definição dos termos técnicos utilizados no texto</text:span></text:p>
      <text:p text:style-name="P23"><text:span text:style-name="T26">Sumário</text:span></text:p>
      <text:p text:style-name="P24"><text:span text:style-name="T27">Introdução<text:tab/>5</text:span></text:p>
      <text:p text:style-name="P24"><text:span text:style-name="T27">Definição de requisitos de usuário<text:tab/>7</text:span></text:p>
      <text:p text:style-name="P24"><text:span text:style-name="T27">Arquitetura de sistema<text:tab/>8</text:span></text:p>
      <text:p text:style-name="P24"><text:span text:style-name="T27">Especificação de requisitos de sistema<text:tab/>9</text:span></text:p>
      <text:p text:style-name="P24"><text:span text:style-name="T27">Modelos de sistema<text:tab/>10</text:span></text:p>
      <text:p text:style-name="P24"><text:span text:style-name="T27">Evolução de sistema<text:tab/>11</text:span></text:p>
      <text:p text:style-name="P24"><text:span text:style-name="T27">Apêndices<text:tab/>12</text:span></text:p>
      <text:p text:style-name="P25"><text:span text:style-name="T28"/></text:p>
      <text:p text:style-name="P25"><text:span text:style-name="T28"/></text:p>
      <text:p text:style-name="P26"><text:span text:style-name="T29">Introdução</text:span></text:p>
      <text:p text:style-name="P26"><text:span text:style-name="T29"/></text:p>
      <text:p text:style-name="P27"><text:span text:style-name="T30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, turmas ou cursos que devem ser aplicadas.</text:span></text:p>
      <text:p text:style-name="P27"><text:span text:style-name="T30"/></text:p>
      <text:p text:style-name="P27"><text:span text:style-name="T30">Siente de tal realidade, o<text:s/></text:span><text:span text:style-name="T31">Gerênciador de Provas</text:span><text:span text:style-name="T32"><text:s/>vem com o intuito de facilitar e agilizar os processos acima citados, proporcionando uma area de gerenciamento (cadastro, edição, remoção e pesquisa) de turmas, disciplinas, questões e avaliações. O mesmo também possui como uma das suas principais funcionalidades, como o próprio nome insinua, gerar provas, inicialmente em PDF e DOC,</text:span><text:span text:style-name="T33"/></text:p>
      <text:p text:style-name="P28"><text:span text:style-name="T34">Definição de requisitos de usuário</text:span></text:p>
      <text:list text:style-name="L29">
        <text:list-item>
          <text:p text:style-name="P29"><text:span text:style-name="T35">Descrição de requisitos funcionais para o usuário</text:span></text:p>
        </text:list-item>
      </text:list>
      <text:p text:style-name="P30"><text:span text:style-name="T35"/></text:p>
      <text:p text:style-name="P30"><text:span text:style-name="T35">gerenciamento de turmas</text:span></text:p>
      <text:p text:style-name="P30"><text:span text:style-name="T36">gerenciamento<text:s/></text:span><text:span text:style-name="T37">de disciplinas</text:span></text:p>
      <text:p text:style-name="P30"><text:span text:style-name="T38">gerenciamento<text:s/></text:span><text:span text:style-name="T39">de questões abertas e de multipla escolha</text:span></text:p>
      <text:p text:style-name="P30"><text:span text:style-name="T40">gerenciamento<text:s/></text:span><text:span text:style-name="T41">de avaliações</text:span></text:p>
      <text:p text:style-name="P30"><text:span text:style-name="T41"/></text:p>
      <text:list text:style-name="L31">
        <text:list-item>
          <text:p text:style-name="P31"><text:span text:style-name="T41">Descrição de requisitos não funcionais para o usuário</text:span></text:p>
        </text:list-item>
      </text:list>
      <text:p text:style-name="P32"><text:span text:style-name="T42"/></text:p>
      <text:p text:style-name="P33"><text:span text:style-name="T42"/></text:p>
      <text:p text:style-name="P33"><text:span text:style-name="T43">Especificação de requisitos de sistema</text:span></text:p>
      <text:list text:style-name="L34">
        <text:list-item>
          <text:p text:style-name="P34"><text:span text:style-name="T44">Descrição dos requisitos funcionais para equipe de desenvolvimento (Descreva os requisitos e o grau de necessidade de cada um destes)</text:span></text:p>
        </text:list-item>
      </text:list>
      <text:p text:style-name="P35"><text:span text:style-name="T45"/></text:p>
      <text:list text:style-name="L36">
        <text:list-item>
          <text:p text:style-name="P36"><text:span text:style-name="T46">Descrição dos requisitos não funcionais para equipe de desenvolvimento (Descreva meta + requisito verificável)</text:span></text:p>
        </text:list-item>
      </text:list>
      <text:p text:style-name="P37"><text:span text:style-name="T47"/></text:p>
      <text:p text:style-name="P38"><text:span text:style-name="T47"/></text:p>
      <text:p text:style-name="P38"><text:span text:style-name="T48">Modelos de sistema</text:span></text:p>
      <text:list text:style-name="L39">
        <text:list-item>
          <text:p text:style-name="P39"><text:span text:style-name="T49">Representações formais dos requisitos (Diagramas de caso de uso, diagramas de classes, diagramas de estados, diagramas de atividades, diagramas de sequência, outros)</text:span></text:p>
        </text:list-item>
      </text:list>
      <text:p text:style-name="P40"><text:span text:style-name="T50"/></text:p>
      <text:p text:style-name="P41"><text:span text:style-name="T50"/></text:p>
      <text:p text:style-name="P41"><text:span text:style-name="T51">Apêndices</text:span></text:p>
      <text:list text:style-name="L42">
        <text:list-item>
          <text:p text:style-name="P42"><text:span text:style-name="T52">Informações relacionadas a aplicação que está sendo desenvolvido</text:span></text:p>
        </text:list-item>
      </text:list>
      <text:p text:style-name="P43"><text:span text:style-name="T53"/></text:p>
      <text:p text:style-name="P43"><text:span text:style-name="T53"/></text:p>
      <text:p text:style-name="P43"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